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style:line-height-at-least="0.688cm" fo:text-align="start" style:justify-single-word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T1" style:family="text">
      <style:text-properties style:font-name="Arial" fo:font-size="10.5pt" fo:font-style="normal" fo:font-weight="normal"/>
    </style:style>
    <style:style style:name="T2" style:family="text">
      <style:text-properties style:font-name-asian="Arial" style:font-size-asian="10.5pt" style:font-style-asian="normal" style:font-weight-asian="normal"/>
    </style:style>
    <style:style style:name="T3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4" style:family="text">
      <style:text-properties fo:font-variant="normal" fo:text-transform="none" fo:color="#000000" fo:letter-spacing="normal" style:font-name-asian="Arial" style:font-size-asian="10.5pt" style:font-style-asian="normal" style:font-weight-asian="normal"/>
    </style:style>
    <style:style style:name="T5" style:family="text">
      <style:text-properties fo:font-variant="normal" fo:text-transform="none" fo:color="#ff9900" style:text-line-through-style="none" style:text-line-through-type="none" style:font-name="Arial" fo:font-size="10.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df3434" style:text-line-through-style="none" style:text-line-through-type="none" style:font-name="Arial" fo:font-size="10.5pt" fo:letter-spacing="normal" fo:font-style="normal" style:text-underline-style="none" fo:font-weight="bold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3">Ubuntu</text:span></text:span><text:span text:style-name="Strong_20_Emphasis"><text:span text:style-name="T4">系统安装</text:span></text:span><text:span text:style-name="Strong_20_Emphasis"><text:span text:style-name="T3">Ruby</text:span></text:span><text:span text:style-name="Strong_20_Emphasis"><text:span text:style-name="T4">的三种方法</text:span></text:span></text:p>
      <text:p text:style-name="P2"><text:span text:style-name="T4">作者：</text:span><text:span text:style-name="T3">chszs</text:span><text:span text:style-name="T4">，转载需注明。博客主页：</text:span><text:a xlink:type="simple" xlink:href="http://blog.csdn.net/chszs" office:target-frame-name="_blank" xlink:show="new" text:style-name="Internet_20_link" text:visited-style-name="Visited_20_Internet_20_Link"><text:span text:style-name="T5">http://blog.csdn.net/chszs</text:span></text:a></text:p>
      <text:p text:style-name="P3"><text:span text:style-name="T1">Ruby</text:span><text:span text:style-name="T2">是一个开源的动态编程语言，它有优美的语法，可用于构建可伸缩的</text:span><text:span text:style-name="T1">Web</text:span><text:span text:style-name="T2">应用程序。</text:span><text:span text:style-name="T1">ruby gems</text:span><text:span text:style-name="T2">可以很好地增强</text:span><text:span text:style-name="T1">Ruby</text:span><text:span text:style-name="T2">开发者的开发效率。</text:span><text:span text:style-name="T1"><text:line-break/></text:span><text:span text:style-name="T2">要在</text:span><text:span text:style-name="T1">Ubuntu</text:span><text:span text:style-name="T2">系统上安装</text:span><text:span text:style-name="T1">Ruby</text:span><text:span text:style-name="T2">，有几种方法，每种方法都只需几步就能搞定。</text:span></text:p>
      <text:p text:style-name="P4"><text:span text:style-name="Strong_20_Emphasis"><text:span text:style-name="T4">方法一：使用</text:span></text:span><text:span text:style-name="Strong_20_Emphasis"><text:span text:style-name="T3">apt-get</text:span></text:span><text:span text:style-name="Strong_20_Emphasis"><text:span text:style-name="T4">安装</text:span></text:span></text:p>
      <text:p text:style-name="P3"><text:span text:style-name="T2">可以直接使用两个命令完成</text:span><text:span text:style-name="T1">Ruby</text:span><text:span text:style-name="T2">的安装。</text:span><text:span text:style-name="T1"><text:line-break/># sudo apt-get update<text:line-break/># sudo apt-get install ruby<text:line-break/></text:span><text:span text:style-name="T2">或者</text:span><text:span text:style-name="T1"><text:line-break/># sudo apt-get install ruby2.0</text:span></text:p>
      <text:p text:style-name="P4"><text:span text:style-name="Strong_20_Emphasis"><text:span text:style-name="T4">方法二：使用</text:span></text:span><text:span text:style-name="Strong_20_Emphasis"><text:span text:style-name="T3">brightbox ppa</text:span></text:span><text:span text:style-name="Strong_20_Emphasis"><text:span text:style-name="T4">仓库安装</text:span></text:span></text:p>
      <text:p text:style-name="P4"><text:span text:style-name="T3"># sudo apt-get install </text:span><text:a xlink:type="simple" xlink:href="http://lib.csdn.net/base/python" office:target-frame-name="_blank" xlink:show="new" text:style-name="Internet_20_link" text:visited-style-name="Visited_20_Internet_20_Link"><text:span text:style-name="T6">Python</text:span></text:a><text:span text:style-name="T3">-software-properties<text:line-break/># sudo apt-add-repository ppa:brightbox/ruby-ng<text:line-break/># sudo apt-get update<text:line-break/># sudo apt-get install ruby2.1 ruby2.1-dev</text:span></text:p>
      <text:p text:style-name="P4"><text:span text:style-name="Strong_20_Emphasis"><text:span text:style-name="T4">方法三：使用</text:span></text:span><text:span text:style-name="Strong_20_Emphasis"><text:span text:style-name="T3">RVM</text:span></text:span><text:span text:style-name="Strong_20_Emphasis"><text:span text:style-name="T4">安装</text:span></text:span></text:p>
      <text:p text:style-name="P3"><text:span text:style-name="T1">RVM</text:span><text:span text:style-name="T2">是</text:span><text:span text:style-name="T1">Ruby</text:span><text:span text:style-name="T2">的版本管理器工具。</text:span><text:span text:style-name="T1"><text:line-break/>1</text:span><text:span text:style-name="T2">、安装</text:span><text:span text:style-name="T1">RVM<text:line-break/># sudo apt-get curl<text:line-break/># curl -L https://get.rvm.io | bash -s stable<text:line-break/># source ~/.rvm/scripts/rvm<text:line-break/>2</text:span><text:span text:style-name="T2">、安装</text:span><text:span text:style-name="T1">RVM</text:span><text:span text:style-name="T2">的环境依赖</text:span><text:span text:style-name="T1"><text:line-break/># rvm requirements<text:line-break/>3</text:span><text:span text:style-name="T2">、安装</text:span><text:span text:style-name="T1">Ruby<text:line-break/># rvm install ruby<text:line-break/></text:span><text:span text:style-name="T2">如果想在</text:span><text:span text:style-name="T1">Ubuntu</text:span><text:span text:style-name="T2">上安装多个</text:span><text:span text:style-name="T1">Ruby</text:span><text:span text:style-name="T2">版本，那么可以使用下面的命令来指定使用</text:span><text:span text:style-name="T1">rvm</text:span><text:span text:style-name="T2">作为默认的</text:span><text:span text:style-name="T1">Ruby</text:span><text:span text:style-name="T2">版本管理。</text:span><text:span text:style-name="T1"><text:line-break/># rvm use ruby --default<text:line-break/></text:span><text:span text:style-name="T2">检查当前成功安装的</text:span><text:span text:style-name="T1">Ruby</text:span><text:span text:style-name="T2">版本</text:span><text:span text:style-name="T1"><text:line-break/># ruby -v<text:line-break/></text:span><text:span text:style-name="T2">安装</text:span><text:span text:style-name="T1">gems<text:line-break/># gem list<text:line-break/># gem install [gem-name]<text:line-break/></text:span><text:span text:style-name="T2">比如</text:span><text:span text:style-name="T1">gem-name</text:span><text:span text:style-name="T2">可以写</text:span><text:span text:style-name="T1">sass<text:line-break/></text:span><text:span text:style-name="T2">如果要从本地安装</text:span><text:span text:style-name="T1">gems</text:span><text:span text:style-name="T2">，命令如下：</text:span><text:span text:style-name="T1"><text:line-break/># gem install --local [path of gem file]<text:line-break/></text:span><text:span text:style-name="T2">可以使用命令更新已安装的</text:span><text:span text:style-name="T1">gems</text:span><text:span text:style-name="T2">，命令如下：</text:span><text:span text:style-name="T1"><text:line-break/># gem update --system<text:line-break/></text:span><text:span text:style-name="T2">或者</text:span><text:span text:style-name="T1"><text:line-break/># gem update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01:14:17.857479952</meta:creation-date>
    <dc:date>2017-05-21T01:14:58.665148600</dc:date>
    <meta:editing-duration>PT41S</meta:editing-duration>
    <meta:editing-cycles>1</meta:editing-cycles>
    <meta:document-statistic meta:table-count="0" meta:image-count="0" meta:object-count="0" meta:page-count="1" meta:paragraph-count="9" meta:word-count="383" meta:character-count="958" meta:non-whitespace-character-count="860"/>
    <meta:generator>LibreOffice/5.1.4.2$Linux_X86_64 LibreOffice_project/10m0$Build-2</meta:generator>
  </office:meta>
</office:document-meta>
</file>